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4cf" officeooo:paragraph-rsid="001f64cf"/>
    </style:style>
    <style:style style:name="P2" style:family="paragraph" style:parent-style-name="Standard">
      <style:text-properties fo:font-size="11pt" officeooo:rsid="001f64cf" officeooo:paragraph-rsid="001f64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eting interests statement</text:p>
      <text:p text:style-name="P1"/>
      <text:p text:style-name="P2">The authors have declared that no competing interests exis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7:36:57.844900035</meta:creation-date>
    <dc:date>2024-06-20T17:40:29.499270302</dc:date>
    <meta:editing-duration>PT3M32S</meta:editing-duration>
    <meta:editing-cycles>1</meta:editing-cycles>
    <meta:document-statistic meta:table-count="0" meta:image-count="0" meta:object-count="0" meta:page-count="1" meta:paragraph-count="2" meta:word-count="12" meta:character-count="89" meta:non-whitespace-character-count="79"/>
    <meta:generator>LibreOffice/7.3.7.2$Linux_X86_64 LibreOffice_project/30$Build-2</meta:generator>
  </office:meta>
</office:document-meta>
</file>